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Pictures/100000000000000800000008B2AA4E6A4F6D2D73.png" manifest:media-type="image/png"/>
  <manifest:file-entry manifest:full-path="Object 2/Pictures/1000000000000008000000087E6FD3C1D8C58AC2.png" manifest:media-type="image/png"/>
  <manifest:file-entry manifest:full-path="Object 2/Pictures/10000000000000080000000834927861995577CA.png" manifest:media-type="image/png"/>
  <manifest:file-entry manifest:full-path="Object 2/Pictures/100000000000000800000008D65121279EDCA62F.png" manifest:media-type="image/png"/>
  <manifest:file-entry manifest:full-path="Object 2/Pictures/10000000000000080000000869DA5003F2E5B08F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D65121279EDCA62F.png" manifest:media-type="image/png"/>
  <manifest:file-entry manifest:full-path="Object 1/Pictures/100000000000000800000008D356618C48323780.png" manifest:media-type="image/png"/>
  <manifest:file-entry manifest:full-path="Object 1/Pictures/100000000000000800000008AA74709AD6DE989B.png" manifest:media-type="image/png"/>
  <manifest:file-entry manifest:full-path="Object 1/Pictures/1000000000000008000000084731121D824C0DF1.png" manifest:media-type="image/png"/>
  <manifest:file-entry manifest:full-path="Object 1/Pictures/1000000000000008000000086CDD10A8240B212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07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55in"/>
    </style:style>
    <style:style style:name="co6" style:family="table-column">
      <style:table-column-properties fo:break-before="auto" style:column-width="1.1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ployment" table:style-name="ta1">
        <table:shapes>
          <draw:frame draw:z-index="0" draw:style-name="gr1" draw:text-style-name="P1" svg:width="6.2988in" svg:height="3.5429in" svg:x="4.4843in" svg:y="0.0394in">
            <draw:object draw:notify-on-update-of-ranges="Deployment.A2:Deployment.A4 Deployment.B1:Deployment.B1 Deployment.B2:Deployment.B4 Deployment.C1:Deployment.C1 Deployment.C2:Deployment.C4 Deployment.D1:Deployment.D1 Deployment.D2:Deployment.D4 Deployment.E1:Deployment.E1 Deployment.E2:Deployment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Pattern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36381" calcext:value-type="float">
            <text:p>336381</text:p>
          </table:table-cell>
          <table:table-cell office:value-type="float" office:value="494538" calcext:value-type="float">
            <text:p>494538</text:p>
          </table:table-cell>
          <table:table-cell office:value-type="float" office:value="783626" calcext:value-type="float">
            <text:p>783626</text:p>
          </table:table-cell>
          <table:table-cell table:formula="of:=SUM([.B2:.D2])" office:value-type="float" office:value="1614545" calcext:value-type="float">
            <text:p>1614545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table:formula="of:=SUM(70433;1217937)" office:value-type="float" office:value="1288370" calcext:value-type="float">
            <text:p>1288370</text:p>
          </table:table-cell>
          <table:table-cell office:value-type="float" office:value="1385514" calcext:value-type="float">
            <text:p>1385514</text:p>
          </table:table-cell>
          <table:table-cell office:value-type="float" office:value="1669220" calcext:value-type="float">
            <text:p>1669220</text:p>
          </table:table-cell>
          <table:table-cell table:formula="of:=SUM([.B3:.D3])" office:value-type="float" office:value="4343104" calcext:value-type="float">
            <text:p>4343104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table:formula="of:=SUM(2351425;207657;31287;211257)" office:value-type="float" office:value="2801626" calcext:value-type="float">
            <text:p>2801626</text:p>
          </table:table-cell>
          <table:table-cell office:value-type="float" office:value="255100" calcext:value-type="float">
            <text:p>255100</text:p>
          </table:table-cell>
          <table:table-cell table:formula="of:=SUM(273719;202451;306750;284331)" office:value-type="float" office:value="1067251" calcext:value-type="float">
            <text:p>1067251</text:p>
          </table:table-cell>
          <table:table-cell table:formula="of:=SUM([.B4:.D4])" office:value-type="float" office:value="4123977" calcext:value-type="float">
            <text:p>412397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gas-report/{v1, v2, v3}/{classic…, proxy…, diamond…}</text:p>
          </table:table-cell>
          <table:table-cell table:style-name="Default" table:number-columns-repeated="4"/>
        </table:table-row>
      </table:table>
      <table:table table:name="Function V2" table:style-name="ta1">
        <table:shapes>
          <draw:frame draw:z-index="0" draw:style-name="gr1" draw:text-style-name="P1" svg:width="6.2988in" svg:height="3.5429in" svg:x="3.987in" svg:y="0.0394in">
            <draw:object draw:notify-on-update-of-ranges="'Function V2'.A2:'Function V2'.A6 'Function V2'.B1:'Function V2'.B1 'Function V2'.B2:'Function V2'.B6 'Function V2'.C1:'Function V2'.C1 'Function V2'.C2:'Function V2'.C6 'Function V2'.D1:'Function V2'.D1 'Function V2'.D2:'Function V2'.D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Function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addFile</text:p>
          </table:table-cell>
          <table:table-cell office:value-type="float" office:value="60729" calcext:value-type="float">
            <text:p>60729</text:p>
          </table:table-cell>
          <table:table-cell office:value-type="float" office:value="61224" calcext:value-type="float">
            <text:p>61224</text:p>
          </table:table-cell>
          <table:table-cell office:value-type="float" office:value="61476" calcext:value-type="float">
            <text:p>61476</text:p>
          </table:table-cell>
        </table:table-row>
        <table:table-row table:style-name="ro1">
          <table:table-cell office:value-type="string" calcext:value-type="string">
            <text:p>compareHashes</text:p>
          </table:table-cell>
          <table:table-cell office:value-type="float" office:value="227" calcext:value-type="float">
            <text:p>227</text:p>
          </table:table-cell>
          <table:table-cell office:value-type="float" office:value="665" calcext:value-type="float">
            <text:p>66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getFileHash</text:p>
          </table:table-cell>
          <table:table-cell office:value-type="float" office:value="984" calcext:value-type="float">
            <text:p>984</text:p>
          </table:table-cell>
          <table:table-cell office:value-type="float" office:value="1537" calcext:value-type="float">
            <text:p>1537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getFileName</text:p>
          </table:table-cell>
          <table:table-cell office:value-type="float" office:value="1227" calcext:value-type="float">
            <text:p>1227</text:p>
          </table:table-cell>
          <table:table-cell office:value-type="float" office:value="1566" calcext:value-type="float">
            <text:p>1566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updateFile</text:p>
          </table:table-cell>
          <table:table-cell office:value-type="float" office:value="21426" calcext:value-type="float">
            <text:p>21426</text:p>
          </table:table-cell>
          <table:table-cell office:value-type="float" office:value="21848" calcext:value-type="float">
            <text:p>21848</text:p>
          </table:table-cell>
          <table:table-cell office:value-type="float" office:value="22024" calcext:value-type="float">
            <text:p>2202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as-report/v2/{classic…, proxy…, diamond…}</text:p>
          </table:table-cell>
          <table:table-cell table:style-name="Default" table:number-columns-repeated="3"/>
        </table:table-row>
      </table:table>
      <table:table table:name="addFile" table:style-name="ta1">
        <table:shapes>
          <draw:frame draw:z-index="0" draw:style-name="gr1" draw:text-style-name="P1" svg:width="6.2988in" svg:height="3.5429in" svg:x="4.1382in" svg:y="0.0394in">
            <draw:object draw:notify-on-update-of-ranges="addFile.A2:addFile.A101 addFile.B1:addFile.B1 addFile.B2:addFile.B101 addFile.C1:addFile.C1 addFile.C2:addFile.C101 addFile.D1:addFile.D1 addFile.D2:addFile.D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Calls</text:p>
          </table:table-cell>
          <table:table-cell table:style-name="ce1" office:value-type="string" calcext:value-type="string">
            <text:p>Variant length</text:p>
          </table:table-cell>
          <table:table-cell table:style-name="ce1" office:value-type="string" calcext:value-type="string">
            <text:p>Variant last character</text:p>
          </table:table-cell>
          <table:table-cell table:style-name="ce1" office:value-type="string" calcext:value-type="string">
            <text:p>Same file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69385" calcext:value-type="float">
            <text:p>6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168" calcext:value-type="float">
            <text:p>47168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385" calcext:value-type="float">
            <text:p>69385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 office:value-type="float" office:value="91722" calcext:value-type="float">
            <text:p>91722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7" office:value-type="float" office:value="114029" calcext:value-type="float">
            <text:p>11402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7" office:value-type="float" office:value="114059" calcext:value-type="float">
            <text:p>114059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6366" calcext:value-type="float">
            <text:p>136366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6366" calcext:value-type="float">
            <text:p>136366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6366" calcext:value-type="float">
            <text:p>136366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6366" calcext:value-type="float">
            <text:p>136366</text:p>
          </table:table-cell>
          <table:table-cell office:value-type="float" office:value="91692" calcext:value-type="float">
            <text:p>91692</text:p>
          </table:table-cell>
          <table:table-cell office:value-type="float" office:value="3644" calcext:value-type="float">
            <text:p>3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14:40:22.599481086</meta:creation-date>
    <meta:generator>LibreOffice/6.4.7.2$Linux_X86_64 LibreOffice_project/40$Build-2</meta:generator>
    <dc:date>2024-01-12T11:10:54.750086879</dc:date>
    <meta:editing-duration>PT7H23M7S</meta:editing-duration>
    <meta:editing-cycles>8</meta:editing-cycles>
    <meta:document-statistic meta:table-count="3" meta:cell-count="45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eX Gyre Bonum'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eX Gyre Bonum'" style:font-style-name="Regul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eX Gyre Bonum'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eX Gyre Bonum'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eX Gyre Bonum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eX Gyre Bonum'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25cm" draw:fill-color="#ffffff" draw:fill-hatch-name="ChartHatch_20_2" draw:fill-image-name="ChartBitmap_20_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25cm" draw:fill-color="#666666" draw:fill-hatch-name="Black_5f_20_5f_-45_5f_20_5f_Degrees" draw:fill-image-name="ChartBitmap_20_5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0000" draw:fill-image-name="ChartBitmap_20_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25cm" draw:fill="hatch" draw:fill-color="#000000" draw:fill-hatch-name="ChartHatch_20_5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46cm" svg:y="0.316cm" chart:style-name="ch2">
          <text:p>Deployment cost depending on pattern &amp; version</text:p>
        </chart:title>
        <chart:legend chart:legend-position="end" svg:x="14.398cm" svg:y="3.348cm" style:legend-expansion="high" chart:style-name="ch3"/>
        <chart:plot-area chart:style-name="ch4" table:cell-range-address="Deployment.A1:Deployment.E4" chart:data-source-has-labels="both" svg:x="1.384cm" svg:y="1.381cm" svg:width="12.694cm" svg:height="6.405cm">
          <chartooo:coordinate-region svg:x="3.117cm" svg:y="1.607cm" svg:width="10.961cm" svg:height="5.479cm"/>
          <chart:axis chart:dimension="x" chart:name="primary-x" chart:style-name="ch5" chartooo:axis-type="auto">
            <chartooo:date-scale/>
            <chart:title svg:x="7.105cm" svg:y="7.967cm" chart:style-name="ch6">
              <text:p>Pattern</text:p>
            </chart:title>
            <chart:categories table:cell-range-address="Deployment.A2:Deployment.A4"/>
          </chart:axis>
          <chart:axis chart:dimension="y" chart:name="primary-y" chart:style-name="ch7">
            <chart:title svg:x="0.451cm" svg:y="4.945cm" chart:style-name="ch8">
              <text:p>Gas</text:p>
            </chart:title>
            <chart:grid chart:style-name="ch9" chart:class="major"/>
          </chart:axis>
          <chart:series chart:style-name="ch10" chart:values-cell-range-address="Deployment.B2:Deployment.B4" chart:label-cell-address="Deployment.B1:Deployment.B1" chart:class="chart:bar">
            <chart:data-point chart:repeated="3"/>
          </chart:series>
          <chart:series chart:style-name="ch11" chart:values-cell-range-address="Deployment.C2:Deployment.C4" chart:label-cell-address="Deployment.C1:Deployment.C1" chart:class="chart:bar">
            <chart:data-point chart:repeated="3"/>
          </chart:series>
          <chart:series chart:style-name="ch12" chart:values-cell-range-address="Deployment.D2:Deployment.D4" chart:label-cell-address="Deployment.D1:Deployment.D1" chart:class="chart:bar">
            <chart:data-point chart:repeated="3"/>
          </chart:series>
          <chart:series chart:style-name="ch13" chart:values-cell-range-address="Deployment.E2:Deployment.E4" chart:label-cell-address="Deployment.E1:Deployment.E1" chart:class="chart:bar">
            <chart:data-point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eployment.B1:Deployment.B1</svg:desc>
                </draw:g>
              </table:table-cell>
              <table:table-cell office:value-type="string">
                <text:p>V2</text:p>
                <draw:g>
                  <svg:desc>Deployment.C1:Deployment.C1</svg:desc>
                </draw:g>
              </table:table-cell>
              <table:table-cell office:value-type="string">
                <text:p>V3</text:p>
                <draw:g>
                  <svg:desc>Deployment.D1:Deployment.D1</svg:desc>
                </draw:g>
              </table:table-cell>
              <table:table-cell office:value-type="string">
                <text:p>Total</text:p>
                <draw:g>
                  <svg:desc>Deployment.E1:Deploymen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assic</text:p>
                <draw:g>
                  <svg:desc>Deployment.A2:Deployment.A4</svg:desc>
                </draw:g>
              </table:table-cell>
              <table:table-cell office:value-type="float" office:value="336381">
                <text:p>336381</text:p>
                <draw:g>
                  <svg:desc>Deployment.B2:Deployment.B4</svg:desc>
                </draw:g>
              </table:table-cell>
              <table:table-cell office:value-type="float" office:value="494538">
                <text:p>494538</text:p>
                <draw:g>
                  <svg:desc>Deployment.C2:Deployment.C4</svg:desc>
                </draw:g>
              </table:table-cell>
              <table:table-cell office:value-type="float" office:value="783626">
                <text:p>783626</text:p>
                <draw:g>
                  <svg:desc>Deployment.D2:Deployment.D4</svg:desc>
                </draw:g>
              </table:table-cell>
              <table:table-cell office:value-type="float" office:value="1614545">
                <text:p>1614545</text:p>
                <draw:g>
                  <svg:desc>Deployment.E2:Deployment.E4</svg:desc>
                </draw:g>
              </table:table-cell>
            </table:table-row>
            <table:table-row>
              <table:table-cell office:value-type="string">
                <text:p>Proxy</text:p>
              </table:table-cell>
              <table:table-cell office:value-type="float" office:value="1288370">
                <text:p>1288370</text:p>
              </table:table-cell>
              <table:table-cell office:value-type="float" office:value="1385514">
                <text:p>1385514</text:p>
              </table:table-cell>
              <table:table-cell office:value-type="float" office:value="1669220">
                <text:p>1669220</text:p>
              </table:table-cell>
              <table:table-cell office:value-type="float" office:value="4343104">
                <text:p>4343104</text:p>
              </table:table-cell>
            </table:table-row>
            <table:table-row>
              <table:table-cell office:value-type="string">
                <text:p>Diamond</text:p>
              </table:table-cell>
              <table:table-cell office:value-type="float" office:value="2801626">
                <text:p>2801626</text:p>
              </table:table-cell>
              <table:table-cell office:value-type="float" office:value="255100">
                <text:p>255100</text:p>
              </table:table-cell>
              <table:table-cell office:value-type="float" office:value="1067251">
                <text:p>1067251</text:p>
              </table:table-cell>
              <table:table-cell office:value-type="float" office:value="4123977">
                <text:p>4123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hatch draw:name="ChartHatch_20_1" draw:display-name="ChartHatch 1" draw:style="single" draw:color="#000000" draw:distance="0.254cm" draw:rotation="450"/>
    <draw:hatch draw:name="ChartHatch_20_2" draw:display-name="ChartHatch 2" draw:style="single" draw:color="#000000" draw:distance="0.203cm" draw:rotation="450"/>
    <draw:hatch draw:name="ChartHatch_20_3" draw:display-name="ChartHatch 3" draw:style="single" draw:color="#000000" draw:distance="0.152cm" draw:rotation="450"/>
    <draw:hatch draw:name="ChartHatch_20_4" draw:display-name="ChartHatch 4" draw:style="single" draw:color="#000000" draw:distance="0.051cm" draw:rotation="3150"/>
    <draw:hatch draw:name="ChartHatch_20_5" draw:display-name="ChartHatch 5" draw:style="double" draw:color="#000000" draw:distance="0.203cm" draw:rotation="3150"/>
    <draw:fill-image draw:name="ChartBitmap_20_1" draw:display-name="ChartBitmap 1" xlink:href="Pictures/1000000000000008000000086CDD10A8240B2120.png" xlink:type="simple" xlink:show="embed" xlink:actuate="onLoad"/>
    <draw:fill-image draw:name="ChartBitmap_20_2" draw:display-name="ChartBitmap 2" xlink:href="Pictures/100000000000000800000008D356618C48323780.png" xlink:type="simple" xlink:show="embed" xlink:actuate="onLoad"/>
    <draw:fill-image draw:name="ChartBitmap_20_3" draw:display-name="ChartBitmap 3" xlink:href="Pictures/1000000000000008000000084731121D824C0DF1.png" xlink:type="simple" xlink:show="embed" xlink:actuate="onLoad"/>
    <draw:fill-image draw:name="ChartBitmap_20_4" draw:display-name="ChartBitmap 4" xlink:href="Pictures/100000000000000800000008AA74709AD6DE989B.png" xlink:type="simple" xlink:show="embed" xlink:actuate="onLoad"/>
    <draw:fill-image draw:name="ChartBitmap_20_5" draw:display-name="ChartBitmap 5" xlink:href="Pictures/100000000000000800000008D65121279EDCA62F.png" xlink:type="simple" xlink:show="embed" xlink:actuate="onLoad"/>
    <draw:fill-image draw:name="ChartBitmap_20_6" draw:display-name="ChartBitmap 6" xlink:href="Pictures/100000000000000800000008AA74709AD6DE989B.png" xlink:type="simple" xlink:show="embed" xlink:actuate="onLoad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eX Gyre Bonum'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eX Gyre Bonum'" style:font-style-name="Regular"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eX Gyre Bonum'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eX Gyre Bonum'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eX Gyre Bonum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eX Gyre Bonum'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25cm" draw:fill-color="#ffffff" draw:fill-hatch-name="ChartHatch_20_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25cm" draw:fill-color="#666666" draw:fill-hatch-name="Black_5f_20_5f_-45_5f_20_5f_Degrees" draw:fill-image-name="ChartBitmap_20_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25cm" draw:fill-color="#000000" draw:fill-hatch-name="Black_5f_20_5f_90_5f_20_5f_Degrees" draw:fill-image-name="ChartBitmap_20_5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71cm" svg:y="0.316cm" chart:style-name="ch2">
          <text:p>Average V2 function cost depending on pattern</text:p>
        </chart:title>
        <chart:legend chart:legend-position="end" svg:x="13.71cm" svg:y="3.623cm" style:legend-expansion="high" chart:style-name="ch3"/>
        <chart:plot-area chart:style-name="ch4" table:cell-range-address="'Function V2'.A1:'Function V2'.D6" chart:data-source-has-labels="both" svg:x="1.383cm" svg:y="1.049cm" svg:width="12.19cm" svg:height="6.956cm">
          <chartooo:coordinate-region svg:x="2.692cm" svg:y="1.275cm" svg:width="10.881cm" svg:height="4.234cm"/>
          <chart:axis chart:dimension="x" chart:name="primary-x" chart:style-name="ch5" chartooo:axis-type="auto">
            <chartooo:date-scale/>
            <chart:title svg:x="6.706cm" svg:y="8.186cm" chart:style-name="ch6">
              <text:p>Function</text:p>
            </chart:title>
            <chart:categories table:cell-range-address="'Function V2'.A2:'Function V2'.A6"/>
          </chart:axis>
          <chart:axis chart:dimension="y" chart:name="primary-y" chart:style-name="ch7">
            <chart:title svg:x="0.45cm" svg:y="4.889cm" chart:style-name="ch8">
              <text:p>Gas</text:p>
            </chart:title>
            <chart:grid chart:style-name="ch9" chart:class="major"/>
          </chart:axis>
          <chart:series chart:style-name="ch10" chart:values-cell-range-address="'Function V2'.B2:'Function V2'.B6" chart:label-cell-address="'Function V2'.B1:'Function V2'.B1" chart:class="chart:bar">
            <chart:data-point chart:repeated="5"/>
          </chart:series>
          <chart:series chart:style-name="ch11" chart:values-cell-range-address="'Function V2'.C2:'Function V2'.C6" chart:label-cell-address="'Function V2'.C1:'Function V2'.C1" chart:class="chart:bar">
            <chart:data-point chart:repeated="5"/>
          </chart:series>
          <chart:series chart:style-name="ch12" chart:values-cell-range-address="'Function V2'.D2:'Function V2'.D6" chart:label-cell-address="'Function V2'.D1:'Function V2'.D1" chart:class="chart:bar">
            <chart:data-point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</text:p>
                <draw:g>
                  <svg:desc>'Function V2'.B1:'Function V2'.B1</svg:desc>
                </draw:g>
              </table:table-cell>
              <table:table-cell office:value-type="string">
                <text:p>Proxy</text:p>
                <draw:g>
                  <svg:desc>'Function V2'.C1:'Function V2'.C1</svg:desc>
                </draw:g>
              </table:table-cell>
              <table:table-cell office:value-type="string">
                <text:p>Diamond</text:p>
                <draw:g>
                  <svg:desc>'Function V2'.D1:'Function V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File</text:p>
                <draw:g>
                  <svg:desc>'Function V2'.A2:'Function V2'.A6</svg:desc>
                </draw:g>
              </table:table-cell>
              <table:table-cell office:value-type="float" office:value="60729">
                <text:p>60729</text:p>
                <draw:g>
                  <svg:desc>'Function V2'.B2:'Function V2'.B6</svg:desc>
                </draw:g>
              </table:table-cell>
              <table:table-cell office:value-type="float" office:value="61224">
                <text:p>61224</text:p>
                <draw:g>
                  <svg:desc>'Function V2'.C2:'Function V2'.C6</svg:desc>
                </draw:g>
              </table:table-cell>
              <table:table-cell office:value-type="float" office:value="61476">
                <text:p>61476</text:p>
                <draw:g>
                  <svg:desc>'Function V2'.D2:'Function V2'.D6</svg:desc>
                </draw:g>
              </table:table-cell>
            </table:table-row>
            <table:table-row>
              <table:table-cell office:value-type="string">
                <text:p>compareHashes</text:p>
              </table:table-cell>
              <table:table-cell office:value-type="float" office:value="227">
                <text:p>227</text:p>
              </table:table-cell>
              <table:table-cell office:value-type="float" office:value="665">
                <text:p>66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getFileHash</text:p>
              </table:table-cell>
              <table:table-cell office:value-type="float" office:value="984">
                <text:p>984</text:p>
              </table:table-cell>
              <table:table-cell office:value-type="float" office:value="1537">
                <text:p>153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getFileName</text:p>
              </table:table-cell>
              <table:table-cell office:value-type="float" office:value="1227">
                <text:p>1227</text:p>
              </table:table-cell>
              <table:table-cell office:value-type="float" office:value="1566">
                <text:p>1566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updateFile</text:p>
              </table:table-cell>
              <table:table-cell office:value-type="float" office:value="21426">
                <text:p>21426</text:p>
              </table:table-cell>
              <table:table-cell office:value-type="float" office:value="21848">
                <text:p>21848</text:p>
              </table:table-cell>
              <table:table-cell office:value-type="float" office:value="22024">
                <text:p>22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hatch draw:name="ChartHatch_20_1" draw:display-name="ChartHatch 1" draw:style="single" draw:color="#000000" draw:distance="0.152cm" draw:rotation="450"/>
    <draw:hatch draw:name="ChartHatch_20_2" draw:display-name="ChartHatch 2" draw:style="single" draw:color="#000000" draw:distance="0.203cm" draw:rotation="450"/>
    <draw:fill-image draw:name="ChartBitmap_20_1" draw:display-name="ChartBitmap 1" xlink:href="Pictures/1000000000000008000000087E6FD3C1D8C58AC2.png" xlink:type="simple" xlink:show="embed" xlink:actuate="onLoad"/>
    <draw:fill-image draw:name="ChartBitmap_20_2" draw:display-name="ChartBitmap 2" xlink:href="Pictures/100000000000000800000008B2AA4E6A4F6D2D73.png" xlink:type="simple" xlink:show="embed" xlink:actuate="onLoad"/>
    <draw:fill-image draw:name="ChartBitmap_20_3" draw:display-name="ChartBitmap 3" xlink:href="Pictures/10000000000000080000000834927861995577CA.png" xlink:type="simple" xlink:show="embed" xlink:actuate="onLoad"/>
    <draw:fill-image draw:name="ChartBitmap_20_4" draw:display-name="ChartBitmap 4" xlink:href="Pictures/100000000000000800000008D65121279EDCA62F.png" xlink:type="simple" xlink:show="embed" xlink:actuate="onLoad"/>
    <draw:fill-image draw:name="ChartBitmap_20_5" draw:display-name="ChartBitmap 5" xlink:href="Pictures/10000000000000080000000869DA5003F2E5B08F.png" xlink:type="simple" xlink:show="embed" xlink:actuate="onLoad"/>
    <draw:fill-image draw:name="ChartBitmap_20_6" draw:display-name="ChartBitmap 6" xlink:href="Pictures/100000000000000800000008D65121279EDCA62F.png" xlink:type="simple" xlink:show="embed" xlink:actuate="onLoad"/>
    <draw:fill-image draw:name="ChartBitmap_20_7" draw:display-name="ChartBitmap 7" xlink:href="Pictures/100000000000000800000008D65121279EDCA62F.png" xlink:type="simple" xlink:show="embed" xlink:actuate="onLoad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11cm" svg:y="0.316cm" chart:style-name="ch2">
          <text:p>Gas Cost of the addFile Function by File Name Configuration</text:p>
        </chart:title>
        <chart:legend chart:legend-position="end" svg:x="11.964cm" svg:y="3.703cm" style:legend-expansion="high" chart:style-name="ch3"/>
        <chart:plot-area chart:style-name="ch4" table:cell-range-address="addFile.A1:addFile.D101" chart:data-source-has-labels="both" svg:x="1.331cm" svg:y="1.275cm" svg:width="10.313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3cm" svg:y="1.29cm" svg:width="8.951cm" svg:height="5.742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543cm" svg:y="8.019cm" chart:style-name="ch6">
              <text:p>Call number</text:p>
            </chart:title>
            <chart:categories table:cell-range-address="addFile.A2:addFile.A101"/>
          </chart:axis>
          <chart:axis chart:dimension="y" chart:name="primary-y" chart:style-name="ch5">
            <chart:title svg:x="0.451cm" svg:y="4.905cm" chart:style-name="ch7">
              <text:p>Ga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addFile.B2:addFile.B101" chart:label-cell-address="addFile.B1:addFile.B1" chart:class="chart:line">
            <chart:data-point chart:repeated="100"/>
          </chart:series>
          <chart:series chart:style-name="ch11" chart:values-cell-range-address="addFile.C2:addFile.C101" chart:label-cell-address="addFile.C1:addFile.C1" chart:class="chart:line">
            <chart:data-point chart:repeated="100"/>
          </chart:series>
          <chart:series chart:style-name="ch12" chart:values-cell-range-address="addFile.D2:addFile.D101" chart:label-cell-address="addFile.D1:addFile.D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t length</text:p>
                <draw:g>
                  <svg:desc>addFile.B1:addFile.B1</svg:desc>
                </draw:g>
              </table:table-cell>
              <table:table-cell office:value-type="string">
                <text:p>Variant last character</text:p>
                <draw:g>
                  <svg:desc>addFile.C1:addFile.C1</svg:desc>
                </draw:g>
              </table:table-cell>
              <table:table-cell office:value-type="string">
                <text:p>Same file name</text:p>
                <draw:g>
                  <svg:desc>addFile.D1:addFile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ddFile.A2:addFile.A101</svg:desc>
                </draw:g>
              </table:table-cell>
              <table:table-cell office:value-type="float" office:value="47168">
                <text:p>47168</text:p>
                <draw:g>
                  <svg:desc>addFile.B2:addFile.B101</svg:desc>
                </draw:g>
              </table:table-cell>
              <table:table-cell office:value-type="float" office:value="91692">
                <text:p>91692</text:p>
                <draw:g>
                  <svg:desc>addFile.C2:addFile.C101</svg:desc>
                </draw:g>
              </table:table-cell>
              <table:table-cell office:value-type="float" office:value="69385">
                <text:p>69385</text:p>
                <draw:g>
                  <svg:desc>addFile.D2:addFile.D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7168">
                <text:p>47168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9385">
                <text:p>69385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1692">
                <text:p>9169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1722">
                <text:p>91722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4029">
                <text:p>11402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4059">
                <text:p>114059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36366">
                <text:p>136366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36366">
                <text:p>136366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36366">
                <text:p>136366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6366">
                <text:p>136366</text:p>
              </table:table-cell>
              <table:table-cell office:value-type="float" office:value="91692">
                <text:p>91692</text:p>
              </table:table-cell>
              <table:table-cell office:value-type="float" office:value="3644">
                <text:p>36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